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3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OLIMPIA MAMANI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MULTISERVICIOS OLITEC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4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RANCO NINA, LUIS ANGEL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38</text:p>
          </table:table-cell>
        </table:table-row>
        <table:table-row>
          <table:table-cell table:style-name="Tabla1.A2" office:value-type="float" office:value="0">
            <text:p text:style-name="P1">POLLO COBB</text:p>
          </table:table-cell>
          <table:table-cell table:style-name="Tabla1.B2" office:value-type="string">
            <text:p text:style-name="P3">Cant.Cajas: <text:span text:style-name="T7">38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>50496736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11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05:50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3:24:41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